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MMA Dielectric const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ta_r</text:p>
          </table:table-cell>
          <table:table-cell/>
        </table:table-row>
        <table:table-row table:style-name="ro1">
          <table:table-cell table:style-name="ce1" office:value-type="float" office:value="0.00000000004" calcext:value-type="float">
            <text:p>4.00E-11</text:p>
          </table:table-cell>
          <table:table-cell table:style-name="ce1" office:value-type="float" office:value="0.00278" calcext:value-type="float">
            <text:p>2.78E-03</text:p>
          </table:table-cell>
          <table:table-cell table:style-name="ce1" table:formula="of:=[.A3]*[.B3]/(0.00000000000885*0.00418221)" office:value-type="float" office:value="3.00438566007265" calcext:value-type="float">
            <text:p>3.00E+00</text:p>
          </table:table-cell>
          <table:table-cell/>
        </table:table-row>
        <table:table-row table:style-name="ro1">
          <table:table-cell table:style-name="ce1" office:value-type="float" office:value="0.000000000024" calcext:value-type="float">
            <text:p>2.40E-11</text:p>
          </table:table-cell>
          <table:table-cell table:style-name="ce1" office:value-type="float" office:value="0.00585" calcext:value-type="float">
            <text:p>5.85E-03</text:p>
          </table:table-cell>
          <table:table-cell table:style-name="ce1" table:formula="of:=[.A4]*[.B4]/(0.00000000000885*0.00418221)" office:value-type="float" office:value="3.79330707440827" calcext:value-type="float">
            <text:p>3.79E+00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1" table:formula="of:=AVERAGE([.C3:.C4])" office:value-type="float" office:value="3.39884636724046" calcext:value-type="float">
            <text:p>3.40E+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d. Dev</text:p>
          </table:table-cell>
          <table:table-cell table:formula="of:=STDEV([.C3:.C4])" office:value-type="float" office:value="0.557851681900001" calcext:value-type="float">
            <text:p>0.557851681900001</text:p>
          </table:table-cell>
          <table:table-cell table:formula="of:=[.C8]/[.C7]*100" office:value-type="float" office:value="16.4129713916114" calcext:value-type="float">
            <text:p>16.41297139161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6:41:19.088210483</meta:creation-date>
    <dc:date>2018-01-10T18:19:46.589170610</dc:date>
    <meta:editing-duration>PT1H7M57S</meta:editing-duration>
    <meta:editing-cycles>1</meta:editing-cycles>
    <meta:document-statistic meta:table-count="1" meta:cell-count="15" meta:object-count="0"/>
    <meta:generator>LibreOffice/5.2.7.2$Linux_X86_64 LibreOffice_project/20m0$Build-2</meta:generator>
  </office:meta>
</office:document-meta>
</file>